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Buffer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uffer.decorate( Buffer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Buffer.UnmodifiableBuffer( 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modifiableBuffer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Buffer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